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 style:list-style-name="L1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428889" text:style-name="L1">
        <text:list-item>
          <text:p text:style-name="P2">Dezimalsystem: Eine Zahl um vier Stellen nach links schieben heißt durch 10^4 teilen</text:p>
        </text:list-item>
        <text:list-item>
          <text:p text:style-name="P2">Binärsystem: Hier heißt durch 2^4 teilen. </text:p>
        </text:list-item>
      </text:list>
      <text:p text:style-name="P1"/>
      <text:p text:style-name="P1"/>
      <text:p text:style-name="P1"/>
      <text:p text:style-name="P1"/>
      <text:p text:style-name="P1"/>
      <text:p text:style-name="P1">Code:</text:p>
      <text:p text:style-name="P1"/>
      <text:p text:style-name="P1">result_i:<text:tab/><text:tab/>Hier wird das Ergebnis (16 Bit gespeichert)</text:p>
      <text:p text:style-name="P1">reult__plus: <text:tab/>rnew (also q new )</text:p>
      <text:p text:style-name="P1"/>
      <text:p text:style-name="P1"/>
      <text:p text:style-name="P1"/>
      <text:p text:style-name="P1">Algorithmus: Für d = 64 wird bei N=3 in die if <text:s/>- Bedingung hieingegangen</text:p>
      <text:p text:style-name="P1"/>
      <text:p text:style-name="P1"/>
      <text:p text:style-name="P1">Formel zur Berechnung von <text:span text:style-name="T1">r new</text:span> (unten (außerhalb des Codes)):</text:p>
      <text:p text:style-name="P1"/>
      <text:p text:style-name="P1">Rold – 2^n // ich schiebe ja nach rechts also ist dies eine Division mit einer Zweierpotenz.</text:p>
      <text:p text:style-name="P1"/>
      <text:p text:style-name="P1">Ich schiebe t nach links um eine Zweierpotenz.</text:p>
      <text:p text:style-name="P1"/>
      <text:p text:style-name="P1">T = 2q + 2^n</text:p>
      <text:p text:style-name="P1"/>
      <text:p text:style-name="P1">also insgesamt <text:s/>Rnew= Rold <text:s/>- 2^n(2q + 2^n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ragen.</text:p>
      <text:p text:style-name="P1"/>
      <text:p text:style-name="P1">1)Was genau ist beim Datenpfad als Status definiert?</text:p>
      <text:p text:style-name="P1">2) Der Informationsaustausch zwischen dem Statusregister und der Logik: Was genau passiert? Was schickt das Statusregister der Logik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02T15:07:03.35</dc:date>
    <meta:editing-duration>PT13H39M8S</meta:editing-duration>
    <meta:editing-cycles>5</meta:editing-cycles>
    <meta:generator>OpenOffice.org/3.3$Win32 OpenOffice.org_project/330m20$Build-9567</meta:generator>
    <dc:creator>Edris Taieb</dc:creator>
    <meta:document-statistic meta:table-count="0" meta:image-count="0" meta:object-count="0" meta:page-count="1" meta:paragraph-count="14" meta:word-count="125" meta:character-count="741"/>
    <meta:user-defined meta:name="Info 1"/>
    <meta:user-defined meta:name="Info 2"/>
    <meta:user-defined meta:name="Info 3"/>
    <meta:user-defined meta:name="Info 4"/>
  </office:meta>
</office:document-meta>
</file>